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text-properties fo:language="en" fo:country="US"/>
    </style:style>
    <style:style style:name="P3" style:family="paragraph" style:parent-style-name="Standard" style:list-style-name="L3">
      <style:text-properties fo:language="en" fo:country="US"/>
    </style:style>
    <style:style style:name="T1" style:family="text">
      <style:text-properties fo:language="en" fo:country="U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8316971" text:style-name="L1">
        <text:list-item>
          <text:p text:style-name="P1">Java – Java is the most popular programming language, used for creating applications for different platforms: desktop, web, mobile etc. <text:span text:style-name="T1">I</text:span>t is a high-level language;Like C#, C++, Javascript (excluding C) it is object oriented. <text:s/><text:span text:style-name="T1">it's not compiled into machine language but into the so called byte code- therefor <text:s/>it's easy compiled for different harware and software platforms. </text:span></text:p>
        </text:list-item>
      </text:list>
      <text:list xml:id="list38331168" text:style-name="L2">
        <text:list-item>
          <text:p text:style-name="P2">C – It's a medium level, general purpose programming language.It's a medium level language and its higher performance makes it sitable for creating different OS. Unlike C#, it's a weak typing language.</text:p>
        </text:list-item>
      </text:list>
      <text:list xml:id="list38315027" text:style-name="L3">
        <text:list-item>
          <text:p text:style-name="P3">C++ It's a general, high-level , object oriented programming language with static types.</text:p>
        </text:list-item>
        <text:list-item>
          <text:p text:style-name="P3">C# - object oriented, general purpose language, used for developping appliactions for different platforms. It uses the .NET framwork. The programs are compiled into machine language using the Microsoft virtual machine Common Language Runtime which facilitates the compilation for different software % hardware architectures. Its a strong typing language.</text:p>
        </text:list-item>
        <text:list-item>
          <text:p text:style-name="P3">Javascript is the only language which is interpreted and run in the client and has access to the object model of the client. It can interact with the events in the browser. The code /script/ is interpreted, not compiled. It's object-oriented and supports also functional programming.Weak typing language, it can be used for server side programming to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28M59S</meta:editing-duration>
    <meta:editing-cycles>22</meta:editing-cycles>
    <meta:generator>OpenOffice.org/3.3$Win32 OpenOffice.org_project/330m20$Build-9567</meta:generator>
    <dc:date>2015-01-11T18:16:35.85</dc:date>
    <dc:creator>Stoyan Kostov</dc:creator>
    <meta:document-statistic meta:table-count="0" meta:image-count="0" meta:object-count="0" meta:page-count="1" meta:paragraph-count="5" meta:word-count="213" meta:character-count="1381"/>
    <meta:user-defined meta:name="Info 1"/>
    <meta:user-defined meta:name="Info 2"/>
    <meta:user-defined meta:name="Info 3"/>
    <meta:user-defined meta:name="Info 4"/>
  </office:meta>
</office:document-meta>
</file>